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635cm" style:contextual-spacing="false" style:line-height-at-least="0.635cm" fo:orphans="2" fo:widows="2" fo:text-indent="0cm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</style:style>
    <style:style style:name="P6" style:family="paragraph" style:parent-style-name="Text_20_body" style:list-style-name="L4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.635cm" style:contextual-spacing="false" style:line-height-at-least="0.635cm" fo:orphans="2" fo:widows="2" fo:text-indent="0cm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9" style:family="paragraph" style:parent-style-name="Text_20_body" style:list-style-name="L4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</style:style>
    <style:style style:name="P11" style:family="paragraph" style:parent-style-name="Text_20_body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</style:style>
    <style:style style:name="P12" style:family="paragraph" style:parent-style-name="Text_20_body" style:list-style-name="L3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</style:style>
    <style:style style:name="P13" style:family="paragraph" style:parent-style-name="Text_20_body" style:list-style-name="L4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</style:style>
    <style:style style:name="T1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3" style:family="text">
      <style:text-properties fo:font-variant="normal" fo:text-transform="none" fo:color="#0a0a0a" loext:opacity="100%" style:font-name="Google Sans" fo:font-size="10.5pt" fo:letter-spacing="normal" fo:font-style="normal" fo:font-weight="normal" fo:background-color="#f0f2f5" loext:char-shading-value="0" loext:padding="0cm" loext:border="none"/>
    </style:style>
    <style:style style:name="T4" style:family="text">
      <style:text-properties fo:font-variant="normal" fo:text-transform="none" fo:color="#0a0a0a" loext:opacity="100%" style:font-name="Google Sans" fo:font-size="10.5pt" fo:letter-spacing="normal" fo:font-style="normal" fo:font-weight="bold" fo:background-color="#f0f2f5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Физический уровень: UART и буферы</text:p>
      <text:p text:style-name="P2"><text:span text:style-name="T1">На самом низком уровне (в микроконтроллере ПЛК или чипе Moxa) стоит </text:span><text:span text:style-name="Strong_20_Emphasis"><text:span text:style-name="T2">UART-контроллер</text:span></text:span><text:span text:style-name="T1">. У него есть два крошечных аппаратных буфера:</text:span></text:p>
      <text:list text:style-name="L1">
        <text:list-item>
          <text:p text:style-name="P3"><text:span text:style-name="Strong_20_Emphasis"><text:span text:style-name="T2">TX Buffer</text:span></text:span><text:span text:style-name="T1">: обычно всего 1–2 байта. Как только вы кладете туда байт, контроллер начинает «дрыгать» ножкой процессора, передавая биты в линию.</text:span></text:p>
        </text:list-item>
        <text:list-item>
          <text:p text:style-name="P3"><text:span text:style-name="Strong_20_Emphasis"><text:span text:style-name="T2">RX Buffer</text:span></text:span><text:span text:style-name="T1">: тоже 1–2 байта. Когда на ножку процессора прилетают импульсы, контроллер собирает их в байт.</text:span></text:p>
        </text:list-item>
      </text:list>
      <text:p text:style-name="P7">2. Уровень драйвера (ОС ПЛК)</text:p>
      <text:p text:style-name="P4"><text:span text:style-name="T1">Поскольку ПЛК работает быстро, а последовательный порт медленно (на 9600 бод один байт передается ~1 мс), операционная система (Linux или RTOS внутри ПЛК) выделяет </text:span><text:span text:style-name="Strong_20_Emphasis"><text:span text:style-name="T2">системную память</text:span></text:span><text:span text:style-name="T1"> под программные буферы (обычно от 128 байт до нескольких килобайт).</text:span></text:p>
      <text:p text:style-name="P8">Когда вы вызываете системные функции:</text:p>
      <text:list text:style-name="L2">
        <text:list-item>
          <text:p text:style-name="P10"><text:span text:style-name="Strong_20_Emphasis"><text:span text:style-name="T2">Write</text:span></text:span><text:span text:style-name="T1">: драйвер копирует ваш массив </text:span><text:span text:style-name="Source_20_Text"><text:span text:style-name="T3">awDataSend</text:span></text:span><text:span text:style-name="T1"> в свой системный TX-буфер и по прерываниям постепенно «выплевывает» его в линию.</text:span></text:p>
        </text:list-item>
        <text:list-item>
          <text:p text:style-name="P5"><text:span text:style-name="Strong_20_Emphasis"><text:span text:style-name="T2">Read</text:span></text:span><text:span text:style-name="T1">: драйвер постоянно слушает линию. Как только прилетает байт, он складывает его в системный RX-буфер «в копилку», пока вы его не заберете.</text:span></text:p>
        </text:list-item>
      </text:list>
      <text:p text:style-name="P7">3. Библиотека CAA (Ваши FB)</text:p>
      <text:p text:style-name="P11"><text:span text:style-name="T1">Ваши блоки </text:span><text:span text:style-name="Source_20_Text"><text:span text:style-name="T3">COM.Write</text:span></text:span><text:span text:style-name="T1"> и </text:span><text:span text:style-name="Source_20_Text"><text:span text:style-name="T3">COM.Read</text:span></text:span><text:span text:style-name="T1"> — это </text:span><text:span text:style-name="Strong_20_Emphasis"><text:span text:style-name="T2">курьеры</text:span></text:span><text:span text:style-name="T1"> между вашей программой и этой системной памятью.</text:span></text:p>
      <text:list text:style-name="L3">
        <text:list-item>
          <text:p text:style-name="P12"><text:span text:style-name="Strong_20_Emphasis"><text:span text:style-name="Source_20_Text"><text:span text:style-name="T4">hCom</text:span></text:span></text:span><text:span text:style-name="Strong_20_Emphasis"><text:span text:style-name="T2"> (Handle)</text:span></text:span><text:span text:style-name="T1">: Это «ключ» или «номер договора» с драйвером. Когда вы открыли порт, ОС сказала: «Ок, для порта COM1 я выделил ресурсы под номером 42». Теперь во всех функциях вы указываете </text:span><text:span text:style-name="Source_20_Text"><text:span text:style-name="T3">hCom := 42</text:span></text:span><text:span text:style-name="T1">, чтобы ОС понимала, откуда читать данные.</text:span></text:p>
        </text:list-item>
        <text:list-item>
          <text:p text:style-name="P12"><text:span text:style-name="Strong_20_Emphasis"><text:span text:style-name="Source_20_Text"><text:span text:style-name="T4">pBuffer</text:span></text:span></text:span><text:span text:style-name="Strong_20_Emphasis"><text:span text:style-name="T2"> (Указатель)</text:span></text:span><text:span text:style-name="T1">: Вы говорите блоку: «Вот адрес (</text:span><text:span text:style-name="Source_20_Text"><text:span text:style-name="T3">ADR</text:span></text:span><text:span text:style-name="T1">) моего массива в памяти ПЛК, забери оттуда данные и переложи их в системный буфер порта».</text:span></text:p>
        </text:list-item>
      </text:list>
      <text:p text:style-name="P7">4. Почему в Modbus RTU это проблема?</text:p>
      <text:p text:style-name="P11"><text:span text:style-name="T1">В Modbus RTU нет символа окончания строки (как </text:span><text:span text:style-name="Source_20_Text"><text:span text:style-name="T3">Enter</text:span></text:span><text:span text:style-name="T1"> или </text:span><text:span text:style-name="Source_20_Text"><text:span text:style-name="T3">\n</text:span></text:span><text:span text:style-name="T1">). Конец пакета определяется </text:span><text:span text:style-name="Strong_20_Emphasis"><text:span text:style-name="T2">тишиной</text:span></text:span><text:span text:style-name="T1"> в линии (пауза более 3.5 символов).</text:span></text:p>
      <text:p text:style-name="P11"><text:span text:style-name="Strong_20_Emphasis"><text:span text:style-name="T2">Проблема </text:span></text:span><text:span text:style-name="Strong_20_Emphasis"><text:span text:style-name="Source_20_Text"><text:span text:style-name="T4">COM.Read</text:span></text:span></text:span><text:span text:style-name="T1">:<text:line-break/>Если вы вызовете </text:span><text:span text:style-name="Source_20_Text"><text:span text:style-name="T3">COM.Read</text:span></text:span><text:span text:style-name="T1"> слишком рано, вы можете забрать только часть пакета </text:span><text:soft-page-break/><text:span text:style-name="T1">(например, только адрес и код функции), потому что остальные байты еще «летят» по проводу и не успели попасть в системный буфер.</text:span></text:p>
      <text:p text:style-name="P4"><text:span text:style-name="Strong_20_Emphasis"><text:span text:style-name="T2">Как это работает в реальности:</text:span></text:span></text:p>
      <text:list text:style-name="L4">
        <text:list-item>
          <text:p text:style-name="P9">Вы отправили запрос.</text:p>
        </text:list-item>
        <text:list-item>
          <text:p text:style-name="P9">Ждете (таймаут).</text:p>
        </text:list-item>
        <text:list-item>
          <text:p text:style-name="P13"><text:span text:style-name="T1">Вызываете </text:span><text:span text:style-name="Source_20_Text"><text:span text:style-name="T3">COM.Read</text:span></text:span><text:span text:style-name="T1">.</text:span></text:p>
        </text:list-item>
        <text:list-item>
          <text:p text:style-name="P6"><text:span text:style-name="T1">Драйвер отдает вам </text:span><text:span text:style-name="Strong_20_Emphasis"><text:span text:style-name="T2">всё</text:span></text:span><text:span text:style-name="T1">, что накопилось в его «копилке» к этому моменту.</text:span></text:p>
        </text:list-item>
      </text:list>
      <text:p text:style-name="Horizontal_20_Line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1T13:13:18</meta:creation-date>
    <dc:date>2026-03-11T13:14:02.433000000</dc:date>
    <meta:editing-duration>PT44S</meta:editing-duration>
    <meta:editing-cycles>1</meta:editing-cycles>
    <meta:document-statistic meta:table-count="0" meta:image-count="0" meta:object-count="0" meta:page-count="2" meta:paragraph-count="22" meta:word-count="329" meta:character-count="2058" meta:non-whitespace-character-count="1760"/>
    <meta:generator>LibreOffice/24.2.5.2$Windows_X86_64 LibreOffice_project/bffef4ea93e59bebbeaf7f431bb02b1a39ee8a59</meta:generator>
  </office:meta>
</office:document-meta>
</file>